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8703ABB6B0564611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7126in" svg:height="4.3382in" draw:z-index="0"><draw:image xlink:href="Pictures/1000000000000F00000008703ABB6B0564611F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1.6.2$Windows_x86 LibreOffice_project/07ac168c60a517dba0f0d7bc7540f5afa45f0909</meta:generator>
    <dc:date>2017-01-14T23:17:15.64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